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, Helvetica, sans-serif, serif, EmojiFont"/>
    <style:font-face style:name="monospace" svg:font-family="monospace, serif, EmojiFont"/>
    <style:font-face style:name="wf_segoe-ui_normal" svg:font-family="wf_segoe-ui_normal, 'Segoe UI', 'Segoe WP', Tahoma, Arial, sans-serif, serif, EmojiFon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style:writing-mode="lr-tb"/>
    </style:style>
    <style:style style:name="P2" style:family="paragraph" style:parent-style-name="Heading_20_1">
      <style:paragraph-properties style:writing-mode="lr-tb"/>
      <style:text-properties fo:color="#000000" style:font-name="Calibri" fo:font-size="12pt"/>
    </style:style>
    <style:style style:name="P3" style:family="paragraph" style:parent-style-name="Standard">
      <style:text-properties officeooo:rsid="001d2666" officeooo:paragraph-rsid="001d2666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Text_20_body">
      <style:paragraph-properties fo:margin-top="0in" fo:margin-bottom="0in" loext:contextual-spacing="false" style:writing-mode="lr-tb"/>
      <style:text-properties fo:color="#000000" style:font-name="Calibri" fo:font-size="12pt"/>
    </style:style>
    <style:style style:name="P6" style:family="paragraph" style:parent-style-name="Text_20_body">
      <style:paragraph-properties style:writing-mode="lr-tb"/>
    </style:style>
    <style:style style:name="P7" style:family="paragraph" style:parent-style-name="Text_20_body">
      <style:paragraph-properties style:writing-mode="lr-tb"/>
      <style:text-properties fo:color="#000000" style:font-name="Calibri" fo:font-size="12pt"/>
    </style:style>
    <style:style style:name="P8" style:family="paragraph" style:parent-style-name="Preformatted_20_Text">
      <style:paragraph-properties fo:margin-top="0in" fo:margin-bottom="0.1965in" loext:contextual-spacing="false" style:writing-mode="lr-tb"/>
      <style:text-properties fo:color="#ff0000" style:font-name="monospace" fo:font-size="18pt"/>
    </style:style>
    <style:style style:name="T1" style:family="text">
      <style:text-properties fo:color="#000000" style:font-name="Calibri" fo:font-size="12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section text:style-name="Sect1" text:name="Item.MessagePartBody">
        <text:section text:style-name="Sect1" text:name="Item.MessageUniqueBody">
          <text:p text:style-name="P4"/>
          <text:section text:style-name="Sect2" text:name="x_divtagdefaultwrapper">
            <text:h text:style-name="P1" text:outline-level="1"><text:bookmark text:name="LPlnk947441"/><text:a xlink:type="simple" xlink:href="http://www.programering.com/a/MjMxUTMwATM.html" office:target-frame-name="_blank" xlink:show="new" text:style-name="Internet_20_link" text:visited-style-name="Visited_20_Internet_20_Link"><text:span text:style-name="T1">http://www.programering.com/a/MjMxUTMwATM.html</text:span></text:a></text:h>
            <text:h text:style-name="P2" text:outline-level="1">Linux source insight installation and open</text:h>
            <text:p text:style-name="P6"/>
            <text:p text:style-name="P7">1 background </text:p>
            <text:p text:style-name="P7">Source insight is a source code viewer, blogger, ready to use this view the Android source code. </text:p>
            <text:h text:style-name="P2" text:outline-level="1">2 installation</text:h>
            <text:p text:style-name="P7">1 sudo apt-get install wine (wine installed, install using wine source insight)</text:p>
            <text:p text:style-name="P6"><text:span text:style-name="T1"><text:line-break/>2 download the SourceInsight EXE file, copy SourceInsight to Linux (</text:span><text:a xlink:type="simple" xlink:href="http://dl1sw.baidu.com/soft/21/10258/sourceinsight_Setup_3.5.72.0.exe?version=3160999467" office:target-frame-name="_blank" xlink:show="new" text:style-name="Internet_20_link" text:visited-style-name="Visited_20_Internet_20_Link">Exe Download</text:a><text:span text:style-name="T1">)<text:line-break/><text:line-break/>3 enter the Linux in the InsightSetup.exe directory, use the wine to install the source insight: $wine InsightSetup.exe (local red please change your EXE file name) </text:span></text:p>
            <text:p text:style-name="P8">vesion3.50.0058,The registration code is SI3US-361500-17409</text:p>
            <text:p text:style-name="P6"/>
            <text:h text:style-name="P2" text:outline-level="1">3 open</text:h>
            <text:p text:style-name="P7">Because the wine installation is completed is hidden, we can see the.Wine folder in the LS -a terminal input. In the Home view options, click</text:p>
            <text:p text:style-name="P7">show hiddle files,You can see the.Wine folder. Route: %HOME/.wine/drive_c/Program Files/Source Insigh</text:p>
            <text:p text:style-name="P5">Right click Insight3.exe, select Open with Wine Windows ProgramLoader</text:p>
            <text:p text:style-name="P6"/>
          </text:section>
        </text:section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, Helvetica, sans-serif, serif, EmojiFont"/>
    <style:font-face style:name="monospace" svg:font-family="monospace, serif, EmojiFont"/>
    <style:font-face style:name="wf_segoe-ui_normal" svg:font-family="wf_segoe-ui_normal, 'Segoe UI', 'Segoe WP', Tahoma, Arial, sans-serif, serif, EmojiFon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9:27:06.971912799</meta:creation-date>
    <dc:date>2017-05-25T10:17:14.773564814</dc:date>
    <meta:editing-duration>PT29M47S</meta:editing-duration>
    <meta:editing-cycles>1</meta:editing-cycles>
    <meta:document-statistic meta:table-count="0" meta:image-count="0" meta:object-count="0" meta:page-count="1" meta:paragraph-count="12" meta:word-count="130" meta:character-count="916" meta:non-whitespace-character-count="793"/>
    <meta:generator>LibreOffice/5.1.6.2$Linux_X86_64 LibreOffice_project/10m0$Build-2</meta:generator>
  </office:meta>
</office:document-meta>
</file>